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ubtitle">
      <style:text-properties officeooo:rsid="001c6753" officeooo:paragraph-rsid="001c6753"/>
    </style:style>
    <style:style style:name="P2" style:family="paragraph" style:parent-style-name="Text_20_body">
      <style:text-properties officeooo:rsid="00186a5b" officeooo:paragraph-rsid="00186a5b"/>
    </style:style>
    <style:style style:name="P3" style:family="paragraph" style:parent-style-name="Text_20_body">
      <style:text-properties officeooo:rsid="001a65b4" officeooo:paragraph-rsid="001a65b4"/>
    </style:style>
    <style:style style:name="P4" style:family="paragraph" style:parent-style-name="Standard" style:list-style-name="L1">
      <style:text-properties officeooo:rsid="00186a5b" officeooo:paragraph-rsid="00186a5b"/>
    </style:style>
    <style:style style:name="P5" style:family="paragraph" style:parent-style-name="Standard" style:list-style-name="L1">
      <style:text-properties officeooo:paragraph-rsid="00186a5b"/>
    </style:style>
    <style:style style:name="P6" style:family="paragraph" style:parent-style-name="Text_20_body" style:list-style-name="L2">
      <style:text-properties officeooo:rsid="001a6f5b" officeooo:paragraph-rsid="001a6f5b"/>
    </style:style>
    <style:style style:name="T1" style:family="text">
      <style:text-properties officeooo:rsid="001dcae3"/>
    </style:style>
    <style:style style:name="T2" style:family="text">
      <style:text-properties officeooo:rsid="001c6753"/>
    </style:style>
    <style:style style:name="T3" style:family="text">
      <style:text-properties officeooo:rsid="001a65b4"/>
    </style:style>
    <style:style style:name="T4" style:family="text">
      <style:text-properties style:text-underline-style="none" officeooo:rsid="001a65b4"/>
    </style:style>
    <style:style style:name="T5" style:family="text">
      <style:text-properties style:text-underline-style="none" officeooo:rsid="001c6753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officeooo:rsid="001a6930"/>
    </style:style>
    <style:style style:name="T8" style:family="text">
      <style:text-properties fo:font-weight="bold" officeooo:rsid="00186a5b" style:font-weight-asian="bold" style:font-weight-complex="bold"/>
    </style:style>
    <style:style style:name="T9" style:family="text">
      <style:text-properties officeooo:rsid="00186a5b"/>
    </style:style>
    <style:style style:name="T10" style:family="text">
      <style:text-properties officeooo:rsid="001a6f5b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Oportunidade De Negócio</text:p>
      <text:p text:style-name="P1">Otimização e ampliação da coleta de resíduos sólidos e limpeza urbana com foco nas localidades que enfrentam dificuldades de acesso e falta de estrutura de saneamento básico adequado.</text:p>
      <text:h text:style-name="Heading_20_1" text:outline-level="1">Oportunidade/<text:span text:style-name="T1">P</text:span>roblema <text:span text:style-name="T1">I</text:span>dentificado</text:h>
      <text:p text:style-name="P2">Muitas localidades no Brasil possuem problemas de acesso e infraestrut<text:span text:style-name="T2">u</text:span>ra causadores da falta de saneamento básico. <text:span text:style-name="T2">U</text:span>m dos desafios de saneamento básico é a implementação de uma coleta de resíduos sólidos e limpeza urbana eficazes, com pontos de coleta habituais otimizados e PEVs (<text:span text:style-name="T2">P</text:span>ontos de <text:span text:style-name="T2">Entrega V</text:span>oluntári<text:span text:style-name="T2">a</text:span>) que permitam a coleta seletiva de materia<text:span text:style-name="T2">i</text:span>s propícios para reciclagem.</text:p>
      <text:p text:style-name="P2"><text:s/>Essa consequência da falta de saneamento torna as ruas desses locais sujas e, muitas vezes provoca o descontentamento da sociedade <text:span text:style-name="T2">n</text:span>o seu entorno.</text:p>
      <text:p text:style-name="P2"><text:span text:style-name="T2">Por meio </text:span>de <text:span text:style-name="T2">t</text:span>ecnologias existentes e com o auxílio da Inteligência <text:span text:style-name="T2">A</text:span>rtificial, podemos trabalhar na roteirização otimizada das rotas de coleta, e na implementação cirúrgica de PEVs em pontos estratégicos, que ampliarão <text:span text:style-name="T3">a </text:span><text:span text:style-name="T4">quant</text:span><text:span text:style-name="T5">i</text:span><text:span text:style-name="T4">dade</text:span><text:span text:style-name="T3"> da reciclagem, trazendo assim benefícios para a sociedade, cofres públicos e meio ambiente.</text:span></text:p>
      <text:h text:style-name="Heading_20_1" text:outline-level="1">Proposta De Solução Inovadora</text:h>
      <text:p text:style-name="P3"><text:span text:style-name="T2">De</text:span>senvolvimento de um <text:span text:style-name="T2">s</text:span>oftware de planejamento de rotas que se baseia em dados reais de volume e frequência coletados dos caminhões de coleta, PEVs e cooperativas de coleta e reciclagem. <text:span text:style-name="T2">A solução é </text:span>capaz de fornecer rotas que otimizam os trajetos de colet<text:span text:style-name="T2">a</text:span> e mapeia<text:span text:style-name="T2">m</text:span> os melhores pontos para implementação de ações auxiliares que <text:span text:style-name="T2">ajudarão </text:span>na mitigação dos efeitos da falta de estrutura de saneamento básico adequada e <text:span text:style-name="T2">d</text:span>os problemas de acesso as localidades.</text:p>
      <text:h text:style-name="Heading_20_1" text:outline-level="1">Modelo De Negócio</text:h>
      <text:list text:style-name="L1">
        <text:list-item>
          <text:p text:style-name="P4"><text:span text:style-name="T6">Proposta de valor:</text:span> <text:span text:style-name="T7">Otimização e ampliação dos serviços de coleta em municípios com problemas no saneamento básico, por questões de falta de infraestrutura e dificuldades de acesso.</text:span></text:p>
        </text:list-item>
        <text:list-item>
          <text:p text:style-name="P5"><text:span text:style-name="T8">Segmento de clientes:</text:span><text:span text:style-name="T9"> </text:span><text:span text:style-name="T7">Empresas do setor privado que operam em ambientes de grande escala como fábricas e indústrias; Órgãos públicos que precisam atender toda a população e ao mesmo tempo alcançar objetivos sustentáveis de diminuição de emissões e poluição do meio ambiente; Cooperativas de coleta e reciclagem que buscam melhorar seus resultados.</text:span></text:p>
        </text:list-item>
        <text:list-item>
          <text:p text:style-name="P5"><text:soft-page-break/><text:span text:style-name="T8">Canais:</text:span><text:span text:style-name="T9"> </text:span><text:span text:style-name="T7">Aplicativo para celular e WebApp.</text:span></text:p>
        </text:list-item>
        <text:list-item>
          <text:p text:style-name="P5"><text:span text:style-name="T8">Fontes de receita: </text:span><text:span text:style-name="T7">Vendas diretas; </text:span><text:span text:style-name="T9">Ó</text:span><text:span text:style-name="T7">rgãos de fomento à inovação tecnológica; ONGs de saúde e meio ambiente; Grupos de trabalho.</text:span></text:p>
        </text:list-item>
        <text:list-item>
          <text:p text:style-name="P5"><text:span text:style-name="T8">Recursos-chave:</text:span><text:span text:style-name="T9"> </text:span><text:span text:style-name="T7">Verba para implementação da infraestrutura tecnológica e licen</text:span><text:span text:style-name="T1">c</text:span><text:span text:style-name="T7">iamento de softwares; Membros da equipe interna; Parceiros fornecedores de dados e estatísticas de ambos os setores público e privado. </text:span></text:p>
        </text:list-item>
        <text:list-item>
          <text:p text:style-name="P5"><text:span text:style-name="T8">Parceiros-chave:</text:span><text:span text:style-name="T9"> </text:span><text:span text:style-name="T7">Empresas de serviços de Geolocalização; Empresas de </text:span><text:span text:style-name="T10">dados estatísticos (ex. IBGE); ONGs próximas a localidades de baixo índ</text:span><text:span text:style-name="T1">i</text:span><text:span text:style-name="T10">ce de saneamento básico.</text:span></text:p>
        </text:list-item>
        <text:list-item>
          <text:p text:style-name="P5"><text:span text:style-name="T8">Atividades-chave:</text:span><text:span text:style-name="T9"> </text:span><text:span text:style-name="T10">Prospectar clien</text:span><text:span text:style-name="T1">t</text:span><text:span text:style-name="T10">es nos setores público e privado para ampliar o orçamento do projeto, possibilitando segurança financeira a longo prazo para o desenvolvimento eficaz da solução; Gerenciamento e Monitoramento das operações para garantir o alinhamento do projeto com os objetivos do mesmo.</text:span></text:p>
        </text:list-item>
        <text:list-item>
          <text:p text:style-name="P5"><text:span text:style-name="T8">Estrutura de custos:</text:span><text:span text:style-name="T9"> </text:span><text:span text:style-name="T10">Infraestrutura; Software (licen</text:span><text:span text:style-name="T1">c</text:span><text:span text:style-name="T10">iamento), Equipe de desenvolvimento; Forn</text:span><text:span text:style-name="T1">e</text:span><text:span text:style-name="T10">cedores de equipamentos; Treinamentos nas áreas de saúde e saneamento;</text:span></text:p>
        </text:list-item>
      </text:list>
      <text:h text:style-name="Heading_20_1" text:outline-level="1">Validação Inicial Da Ideia</text:h>
      <text:list text:style-name="L2">
        <text:list-item>
          <text:p text:style-name="P6">Protótipo da interface de usuário para apresentação em negociações</text:p>
        </text:list-item>
        <text:list-item>
          <text:p text:style-name="P6">MVP para apresentação em feiras de ciência e tecnologia</text:p>
        </text:list-item>
        <text:list-item>
          <text:p text:style-name="P6">Levantamento de requisitos de órgãos públicos e empresas públicas/privadas para aprimoramento da ideia do projeto.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e3" style:family="table">
      <style:table-properties style:width="17cm" table:align="margins"/>
    </style:style>
    <style:style style:name="Table3.A" style:family="table-column">
      <style:table-column-properties style:column-width="4.249cm" style:rel-column-width="2409*"/>
    </style:style>
    <style:style style:name="Table3.B" style:family="table-column">
      <style:table-column-properties style:column-width="4.251cm" style:rel-column-width="2410*"/>
    </style:style>
    <style:style style:name="Table3.A1" style:family="table-cell">
      <style:table-cell-properties fo:padding="0.097cm" fo:border-left="0.5pt solid #000000" fo:border-right="none" fo:border-top="0.5pt solid #000000" fo:border-bottom="0.5pt solid #000000"/>
    </style:style>
    <style:style style:name="Table3.B1" style:family="table-cell">
      <style:table-cell-properties fo:padding="0.097cm" fo:border="0.5pt solid #000000"/>
    </style:style>
    <style:style style:name="Table3.A2" style:family="table-cell">
      <style:table-cell-properties fo:padding="0.097cm" fo:border-left="0.5pt solid #000000" fo:border-right="none" fo:border-top="none" fo:border-bottom="0.5pt solid #000000"/>
    </style:style>
    <style:style style:name="Table3.D2" style:family="table-cell">
      <style:table-cell-properties fo:padding="0.097cm" fo:border-left="0.5pt solid #000000" fo:border-right="0.5pt solid #000000" fo:border-top="none" fo:border-bottom="0.5pt solid #000000"/>
    </style:style>
    <style:style style:name="MP1" style:family="paragraph" style:parent-style-name="Table_20_Contents">
      <style:text-properties officeooo:rsid="001a6f5b" officeooo:paragraph-rsid="001a6f5b"/>
    </style:style>
    <style:style style:name="MP2" style:family="paragraph" style:parent-style-name="Table_20_Contents">
      <style:text-properties officeooo:rsid="001c6753" officeooo:paragraph-rsid="001c6753"/>
    </style:style>
    <style:style style:name="MP3" style:family="paragraph" style:parent-style-name="Table_20_Contents">
      <style:paragraph-properties fo:text-align="center" style:justify-single-word="false"/>
      <style:text-properties fo:font-weight="bold" officeooo:rsid="001a6f5b" officeooo:paragraph-rsid="001a6f5b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header-first>
        <table:table table:name="Table3" table:style-name="Table3">
          <table:table-column table:style-name="Table3.A"/>
          <table:table-column table:style-name="Table3.B" table:number-columns-repeated="2"/>
          <table:table-column table:style-name="Table3.A"/>
          <table:table-row>
            <table:table-cell table:style-name="Table3.A1" office:value-type="string">
              <text:p text:style-name="MP1">Nome:</text:p>
            </table:table-cell>
            <table:table-cell table:style-name="Table3.B1" table:number-columns-spanned="3" office:value-type="string">
              <text:p text:style-name="MP1">Luis Felipe Macedo dos Santos</text:p>
            </table:table-cell>
            <table:covered-table-cell/>
            <table:covered-table-cell/>
          </table:table-row>
          <table:table-row>
            <table:table-cell table:style-name="Table3.A2" office:value-type="string">
              <text:p text:style-name="MP1">Data:</text:p>
            </table:table-cell>
            <table:table-cell table:style-name="Table3.A2" office:value-type="string">
              <text:p text:style-name="MP1">30-11-2025</text:p>
            </table:table-cell>
            <table:table-cell table:style-name="Table3.A2" office:value-type="string">
              <text:p text:style-name="MP1">Turma:</text:p>
            </table:table-cell>
            <table:table-cell table:style-name="Table3.D2" office:value-type="string">
              <text:p text:style-name="MP2">ADS401m Bonsucesso</text:p>
            </table:table-cell>
          </table:table-row>
          <table:table-row>
            <table:table-cell table:style-name="Table3.D2" table:number-columns-spanned="4" office:value-type="string">
              <text:p text:style-name="MP3">Avaliação Formadora IV</text:p>
            </table:table-cell>
            <table:covered-table-cell/>
            <table:covered-table-cell/>
            <table:covered-table-cell/>
          </table:table-row>
        </table:table>
        <text:p text:style-name="Header"/>
      </style:head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30T10:06:36.268649746</meta:creation-date>
    <dc:date>2025-11-30T11:10:55.984501043</dc:date>
    <meta:editing-duration>PT5M43S</meta:editing-duration>
    <meta:editing-cycles>1</meta:editing-cycles>
    <meta:document-statistic meta:table-count="1" meta:image-count="0" meta:object-count="0" meta:page-count="2" meta:paragraph-count="28" meta:word-count="519" meta:character-count="3507" meta:non-whitespace-character-count="3025"/>
    <meta:generator>LibreOffice/25.2.7.2$Linux_X86_64 LibreOffice_project/520$Build-2</meta:generator>
  </office:meta>
</office:document-meta>
</file>